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Text_20_body">
      <style:text-properties officeooo:rsid="0024f415" officeooo:paragraph-rsid="0024f415"/>
    </style:style>
    <style:style style:name="P2" style:family="paragraph" style:parent-style-name="Text_20_body">
      <style:text-properties fo:font-weight="bold" officeooo:rsid="0024f415" officeooo:paragraph-rsid="0024f415" style:font-weight-asian="bold" style:font-weight-complex="bold"/>
    </style:style>
    <style:style style:name="P3" style:family="paragraph" style:parent-style-name="Text_20_body">
      <style:text-properties fo:font-weight="bold" officeooo:rsid="00279d6c" officeooo:paragraph-rsid="00279d6c" style:font-weight-asian="bold" style:font-weight-complex="bold"/>
    </style:style>
    <style:style style:name="P4" style:family="paragraph" style:parent-style-name="Text_20_body">
      <style:text-properties officeooo:rsid="0024fffe" officeooo:paragraph-rsid="0024fffe"/>
    </style:style>
    <style:style style:name="P5" style:family="paragraph" style:parent-style-name="Text_20_body">
      <style:text-properties officeooo:rsid="0028e27e" officeooo:paragraph-rsid="0028e27e"/>
    </style:style>
    <style:style style:name="P6" style:family="paragraph" style:parent-style-name="Text_20_body">
      <style:text-properties fo:font-weight="bold" officeooo:rsid="002545ff" officeooo:paragraph-rsid="002545ff" style:font-weight-asian="bold" style:font-weight-complex="bold"/>
    </style:style>
    <style:style style:name="P7" style:family="paragraph" style:parent-style-name="Text_20_body">
      <style:paragraph-properties fo:break-before="page"/>
      <style:text-properties fo:font-weight="bold" officeooo:rsid="002545ff" officeooo:paragraph-rsid="002545ff" style:font-weight-asian="bold" style:font-weight-complex="bold"/>
    </style:style>
    <style:style style:name="P8" style:family="paragraph" style:parent-style-name="Text_20_body">
      <style:text-properties officeooo:rsid="00294f15" officeooo:paragraph-rsid="00294f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5">Ventana modal</text:p>
      <text:p text:style-name="P5"/>
      <text:p text:style-name="P5"><text:a xlink:type="simple" xlink:href="https://www.tabnine.com/code/java/methods/javafx.stage.Stage/initModality" text:style-name="Internet_20_link" text:visited-style-name="Visited_20_Internet_20_Link">https://www.tabnine.com/code/java/methods/javafx.stage.Stage/initModality</text:a></text:p>
      <text:p text:style-name="P5"/>
      <text:p text:style-name="P5"/>
      <text:p text:style-name="P8">close dialog from controller</text:p>
      <text:p text:style-name="P5"/>
      <text:p text:style-name="P6"><text:a xlink:type="simple" xlink:href="https://stackoverflow.com/questions/13567019/close-fxml-window-by-code-javafx" text:style-name="Internet_20_link" text:visited-style-name="Visited_20_Internet_20_Link">https://stackoverflow.com/questions/13567019/close-fxml-window-by-code-javafx</text:a></text:p>
      <text:p text:style-name="P6"/>
      <text:p text:style-name="P7">Buscar palabras dentro de un pdf.</text:p>
      <text:p text:style-name="Text_20_body"/>
      <text:p text:style-name="Text_20_body"><text:a xlink:type="simple" xlink:href="https://stackoverflow.com/questions/63073189/how-to-search-for-a-string-in-a-pdf-document" text:style-name="Internet_20_link" text:visited-style-name="Visited_20_Internet_20_Link">https://stackoverflow.com/questions/63073189/how-to-search-for-a-string-in-a-pdf-document</text:a></text:p>
      <text:p text:style-name="Text_20_body"/>
      <text:p text:style-name="Text_20_body"/>
      <text:p text:style-name="P3">serializacion</text:p>
      <text:p text:style-name="P3">https://www.edureka.co/blog/serialization-of-java-objects-to-xml-using-xmlencoder-decoder/</text:p>
      <text:p text:style-name="Text_20_body"><text:a xlink:type="simple" xlink:href="https://www.baeldung.com/jackson-xml-serialization-and-deserialization" text:style-name="Internet_20_link" text:visited-style-name="Visited_20_Internet_20_Link">https://www.baeldung.com/jackson-xml-serialization-and-deserialization</text:a></text:p>
      <text:p text:style-name="Text_20_body"><text:a xlink:type="simple" xlink:href="https://stackoverflow.com/questions/35785/xml-serialization-in-java" text:style-name="Internet_20_link" text:visited-style-name="Visited_20_Internet_20_Link">https://stackoverflow.com/questions/35785/xml-serialization-in-java</text:a></text:p>
      <text:p text:style-name="Text_20_body"/>
      <text:p text:style-name="Text_20_body"/>
      <text:p text:style-name="P1">filtrar documentos por el mime type en java</text:p>
      <text:p text:style-name="P1"/>
      <text:p text:style-name="P1"><text:a xlink:type="simple" xlink:href="https://decodigo.com/listar-y-filtrar-archivos-con-filefilter" text:style-name="Internet_20_link" text:visited-style-name="Visited_20_Internet_20_Link">https://decodigo.com/listar-y-filtrar-archivos-con-filefilter</text:a></text:p>
      <text:p text:style-name="P1"/>
      <text:p text:style-name="P1"/>
      <text:p text:style-name="P4">searching in pdf</text:p>
      <text:p text:style-name="P4"><text:a xlink:type="simple" xlink:href="https://stackoverflow.com/questions/49507182/disable-pdf-text-searching-with-pdfbox" text:style-name="Internet_20_link" text:visited-style-name="Visited_20_Internet_20_Link">https://stackoverflow.com/questions/49507182/disable-pdf-text-searching-with-pdfbox</text:a></text:p>
      <text:p text:style-name="P4"/>
      <text:p text:style-name="P1"/>
      <text:p text:style-name="P1"/>
      <text:p text:style-name="P1"/>
      <text:p text:style-name="P2">org.apache.pdfbox example searching word</text:p>
      <text:p text:style-name="P2"/>
      <text:p text:style-name="P2">https://stackoverflow.com/questions/49507182/disable-pdf-text-searching-with-pdfbox</text:p>
      <text:p text:style-name="P1"/>
      <text:p text:style-name="P1"><text:a xlink:type="simple" xlink:href="https://search.maven.org/artifact/org.apache.pdfbox/pdfbox-tools/2.0.20/jar" text:style-name="Internet_20_link" text:visited-style-name="Visited_20_Internet_20_Link">https://search.maven.org/artifact/org.apache.pdfbox/pdfbox-tools/2.0.20/jar</text:a></text:p>
      <text:p text:style-name="P1"/>
      <text:p text:style-name="P1">&lt;parent&gt;</text:p>
      <text:p text:style-name="P1"><text:s text:c="4"/>&lt;groupId&gt;org.apache.pdfbox&lt;/groupId&gt;</text:p>
      <text:p text:style-name="P1"><text:s text:c="4"/>&lt;artifactId&gt;pdfbox-parent&lt;/artifactId&gt;</text:p>
      <text:p text:style-name="P1"><text:s text:c="4"/>&lt;version&gt;2.0.20&lt;/version&gt;</text:p>
      <text:p text:style-name="P1"><text:s text:c="4"/>&lt;relativePath&gt;../parent/pom.xml&lt;/relativePath&gt;</text:p>
      <text:p text:style-name="P1"><text:s text:c="2"/>&lt;/parent&gt;</text:p>
      <text:p text:style-name="P1"/>
      <text:p text:style-name="P1"/>
      <text:p text:style-name="P1"/>
      <text:p text:style-name="P1"/>
      <text:p text:style-name="P1">https://blog.conholdate.com/2021/05/11/search-for-a-word-in-pdf-using-java/</text:p>
      <text:p text:style-name="P1"/>
      <text:p text:style-name="Text_20_body">https://repository.aspose.com/words/17-8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Verdana" fo:font-family="Verdana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3T14:31:22.517000000</meta:creation-date>
    <dc:date>2022-07-20T17:13:42.227000000</dc:date>
    <meta:editing-duration>PT1H24M24S</meta:editing-duration>
    <meta:editing-cycles>7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25" meta:word-count="46" meta:character-count="1250" meta:non-whitespace-character-count="1211"/>
  </office:meta>
</office:document-meta>
</file>